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6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mponent Fiel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# used</text:p>
          </table:table-cell>
          <table:table-cell office:value-type="string" calcext:value-type="string">
            <text:p>PN#</text:p>
          </table:table-cell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cito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,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21A106KOQNNNG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,060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L10A106MQ8NNNC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22uF</text:p>
          </table:table-cell>
          <table:table-cell office:value-type="string" calcext:value-type="string">
            <text:p>,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21A226KQCLRNC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.1uF</text:p>
          </table:table-cell>
          <table:table-cell office:value-type="string" calcext:value-type="string">
            <text:p>,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10A104KA8NNNC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4700uF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,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J-6GEYJ104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office:value-type="string" calcext:value-type="string">
            <text:p>,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6GEYJ154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office:value-type="string" calcext:value-type="string">
            <text:p>,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6GEYJ474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office:value-type="string" calcext:value-type="string">
            <text:p>,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6GEYJ274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,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6GEYJ103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k</text:p>
          </table:table-cell>
          <table:table-cell office:value-type="string" calcext:value-type="string">
            <text:p>,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J-6GEYJ202V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ductors</text:p>
          </table:table-cell>
          <table:table-cell office:value-type="string" calcext:value-type="string">
            <text:p>1.5uF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M4012T-1R5M-LR</text:p>
          </table:table-cell>
          <table:table-cell office:value-type="float" office:value="1.55" calcext:value-type="float">
            <text:p>1.5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B/B</text:p>
          </table:table-cell>
          <table:table-cell office:value-type="string" calcext:value-type="string">
            <text:p>Cus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63070RNMT</text:p>
          </table:table-cell>
          <table:table-cell office:value-type="float" office:value="2.76" calcext:value-type="float">
            <text:p>2.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RG</text:p>
          </table:table-cell>
          <table:table-cell office:value-type="string" calcext:value-type="string">
            <text:p>QFN-20-4x4mm-.5m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71T-2CCI/ML</text:p>
          </table:table-cell>
          <table:table-cell office:value-type="float" office:value="1.84" calcext:value-type="float">
            <text:p>1.8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nectors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_B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0-005-299-043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-JST</text:p>
          </table:table-cell>
          <table:table-cell office:value-type="string" calcext:value-type="string">
            <text:p>JST_PH 2x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SM4-TB(LF)(SN)</text:p>
          </table:table-cell>
          <table:table-cell office:value-type="float" office:value="0.27" calcext:value-type="float">
            <text:p>0.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C IN</text:p>
          </table:table-cell>
          <table:table-cell office:value-type="string" calcext:value-type="string">
            <text:p>PJ320E_3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J-031D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GLED_OUT</text:p>
          </table:table-cell>
          <table:table-cell office:value-type="string" calcext:value-type="string">
            <text:p>2x4_2.54mm_Angled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Diodes</text:p>
          </table:table-cell>
          <table:table-cell office:value-type="string" calcext:value-type="string">
            <text:p>MBR0580</text:p>
          </table:table-cell>
          <table:table-cell office:value-type="string" calcext:value-type="string">
            <text:p>SOD_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80S1-7</text:p>
          </table:table-cell>
          <table:table-cell office:value-type="float" office:value="0.31" calcext:value-type="float">
            <text:p>0.3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,120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otal Cost/BRD</text:p>
          </table:table-cell>
          <table:table-cell table:formula="of:=SUM( ([.F7]*[.D7]) + ([.F9]*[.D9]) +( [.F14]*[.D14]) + ([.F15]*[.D15]) + ([.F16]*[.D16]) + ([.F17]*[.D17]) + ([.F18]*[.D18]) + ([.F19]*[.D19]) +( [.F21]*[.D21]) + ([.F23]*[.D23]) + ([.F24]*[.D24]) +([.F26]*[.D26]) + ([.F27]*[.D27]) + ([.F28]*[.D28]) + ([.F35]*[.D35]) + ([.F37]*[.D37]) )" office:value-type="float" office:value="14.84" calcext:value-type="float">
            <text:p>1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26:24.756000000</meta:creation-date>
    <dc:date>2019-01-27T11:31:51.098000000</dc:date>
    <meta:editing-duration>PT2M33S</meta:editing-duration>
    <meta:editing-cycles>1</meta:editing-cycles>
    <meta:document-statistic meta:table-count="1" meta:cell-count="105" meta:object-count="0"/>
    <meta:generator>LibreOffice/4.3.4.1$Windows_x86 LibreOffice_project/bc356b2f991740509f321d70e4512a6a54c5f243</meta:generator>
  </office:meta>
</office:document-meta>
</file>